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1d41a" draw:textarea-horizontal-align="justify" draw:textarea-vertical-align="middle" draw:auto-grow-height="false" fo:min-height="2.544cm" fo:min-width="3.8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9.404cm" fo:min-width="12.9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1.846cm" fo:min-width="2.452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6.547cm" fo:min-width="7.62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782cm" fo:min-width="2.802cm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4.068cm" fo:min-width="3.31cm"/>
      <style:paragraph-properties style:writing-mode="lr-tb"/>
    </style:style>
    <style:style style:name="gr9" style:family="graphic" style:parent-style-name="standard">
      <style:graphic-properties svg:stroke-width="0.305cm" svg:stroke-color="#ff4000" draw:marker-start-width="0.66cm" draw:marker-end-width="0.66cm" draw:textarea-vertical-align="middle" fo:padding-top="0.277cm" fo:padding-bottom="0.277cm" fo:padding-left="0.402cm" fo:padding-right="0.402cm"/>
    </style:style>
    <style:style style:name="gr10" style:family="graphic" style:parent-style-name="standard">
      <style:graphic-properties svg:stroke-width="0.254cm" svg:stroke-color="#ff0000" draw:marker-start-width="0.584cm" draw:marker-end-width="0.584cm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textarea-horizontal-align="justify" draw:textarea-vertical-align="middle" draw:auto-grow-height="false" fo:min-height="9.404cm" fo:min-width="4.3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6.547cm" fo:min-width="3.26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4cm"/>
      <style:paragraph-properties style:writing-mode="lr-tb"/>
    </style:style>
    <style:style style:name="gr15" style:family="graphic" style:parent-style-name="standard">
      <style:graphic-properties svg:stroke-width="0.203cm" svg:stroke-color="#ff0000" draw:marker-start-width="0.508cm" draw:marker-end-width="0.508cm" draw:textarea-vertical-align="middle" fo:padding-top="0.226cm" fo:padding-bottom="0.226cm" fo:padding-left="0.351cm" fo:padding-right="0.351cm"/>
    </style:style>
    <style:style style:name="gr16" style:family="graphic" style:parent-style-name="standard">
      <style:graphic-properties draw:textarea-horizontal-align="justify" draw:textarea-vertical-align="middle" draw:auto-grow-height="false" fo:min-height="7.88cm" fo:min-width="4.326cm"/>
      <style:paragraph-properties style:writing-mode="lr-tb"/>
    </style:style>
    <style:style style:name="gr17" style:family="graphic" style:parent-style-name="standard">
      <style:graphic-properties draw:fill-color="#81d41a" draw:textarea-horizontal-align="justify" draw:textarea-vertical-align="middle" draw:auto-grow-height="false" fo:min-height="4.627cm" fo:min-width="3.26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4cm"/>
      <style:paragraph-properties style:writing-mode="lr-tb"/>
    </style:style>
    <style:style style:name="gr19" style:family="graphic" style:parent-style-name="standard">
      <style:graphic-properties svg:stroke-width="0.152cm" svg:stroke-color="#ff0000" draw:marker-start-width="0.432cm" draw:marker-end-width="0.432cm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4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0" style:family="graphic" style:parent-style-name="standard">
      <style:graphic-properties draw:fill-color="#ffbf00" draw:textarea-horizontal-align="justify" draw:textarea-vertical-align="middle" draw:auto-grow-height="false" fo:min-height="2.798cm" fo:min-width="3.05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798cm" fo:min-width="3.564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544cm" fo:min-width="3.818cm"/>
      <style:paragraph-properties style:writing-mode="lr-tb"/>
    </style:style>
    <style:style style:name="gr33" style:family="graphic" style:parent-style-name="objectwithoutfill">
      <style:graphic-properties draw:marker-start="Arrow" draw:marker-end="" draw:marker-end-width="0.3cm" draw:fill="solid" draw:textarea-vertical-align="middl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bf00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bf0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4.318cm" svg:height="2.794cm" svg:x="0.254cm" svg:y="3.556cm">
          <text:p text:style-name="P1">Colon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62cm" svg:height="9.654cm" svg:x="7.112cm" svg:y="4.0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47cm" svg:height="1.673cm" svg:x="7.702cm" svg:y="4.361cm">
          <draw:text-box>
            <text:p>HW – eg Drone</text:p>
          </draw:text-box>
        </draw:frame>
        <draw:custom-shape draw:style-name="gr4" draw:text-style-name="P2" xml:id="id1" draw:id="id1" draw:layer="layout" svg:width="2.952cm" svg:height="2.096cm" svg:x="7.828cm" svg:y="6.157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8.128cm" svg:height="6.797cm" svg:x="10.922cm" svg:y="5.14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247cm" svg:height="1.971cm" svg:x="10.78cm" svg:y="5.334cm">
          <draw:text-box>
            <text:p text:style-name="P4">CloC <text:line-break/>Agent</text:p>
          </draw:text-box>
        </draw:frame>
        <draw:custom-shape draw:style-name="gr7" draw:text-style-name="P6" draw:layer="layout" svg:width="3.302cm" svg:height="2.032cm" svg:x="11.176cm" svg:y="7.366cm">
          <text:p text:style-name="P1">Distributed<text:line-break/>Registry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81cm" svg:height="4.318cm" svg:x="14.732cm" svg:y="5.412cm">
          <text:p text:style-name="P1">Service<text:line-break/>lookup -</text:p>
          <text:p text:style-name="P1">NATO<text:line-break/>Meta<text:line-break/>Data<text:line-break/>Specification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3.302cm" svg:height="2.032cm" svg:x="11.176cm" svg:y="9.652cm">
          <text:p text:style-name="P1">ID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9.304cm" svg:y1="8.253cm" svg:x2="11.176cm" svg:y2="10.668cm" draw:start-shape="id1" draw:start-glue-point="2" draw:end-shape="id2" draw:end-glue-point="3" svg:d="M9304 8253v2415h1872" svg:viewBox="0 0 1873 2416">
          <text:p/>
        </draw:connector>
        <draw:connector draw:style-name="gr10" draw:text-style-name="P7" draw:layer="layout" svg:x1="4.572cm" svg:y1="4.953cm" svg:x2="7.828cm" svg:y2="7.205cm" draw:start-shape="id3" draw:end-shape="id1" draw:end-glue-point="3" svg:d="M4572 4953h1628v2252h1628" svg:viewBox="0 0 3257 2253">
          <text:p/>
        </draw:connector>
        <draw:custom-shape draw:style-name="gr11" draw:text-style-name="P1" draw:layer="layout" svg:width="4.826cm" svg:height="9.654cm" svg:x="22.098cm" svg:y="4.062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.247cm" svg:height="2.384cm" svg:x="22.352cm" svg:y="4.423cm">
          <draw:text-box>
            <text:p>HW – Base station</text:p>
          </draw:text-box>
        </draw:frame>
        <draw:custom-shape draw:style-name="gr13" draw:text-style-name="P2" xml:id="id5" draw:id="id5" draw:layer="layout" svg:width="3.766cm" svg:height="6.797cm" svg:x="22.65cm" svg:y="6.807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54cm" svg:height="1.89cm" svg:x="22.606cm" svg:y="7cm">
          <draw:text-box>
            <text:p text:style-name="P4">CloC <text:line-break/>Agent</text:p>
          </draw:text-box>
        </draw:frame>
        <draw:custom-shape draw:style-name="gr7" draw:text-style-name="P6" draw:layer="layout" svg:width="3.302cm" svg:height="2.032cm" svg:x="22.914cm" svg:y="8.89cm">
          <text:p text:style-name="P1">Distributed<text:line-break/>Registry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02cm" svg:height="2.032cm" svg:x="14.986cm" svg:y="9.83cm">
          <text:p text:style-name="P1">Registry<text:line-break/>decisions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19.05cm" svg:y1="8.539cm" svg:x2="22.65cm" svg:y2="10.205cm" draw:start-shape="id4" draw:start-glue-point="1" draw:end-shape="id5" draw:end-glue-point="3" svg:d="M19050 8539h1800v1666h1800" svg:viewBox="0 0 3601 1667">
          <text:p/>
        </draw:connector>
        <draw:custom-shape draw:style-name="gr16" draw:text-style-name="P1" draw:layer="layout" svg:width="4.826cm" svg:height="8.13cm" svg:x="0.508cm" svg:y="6.85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.247cm" svg:height="2.384cm" svg:x="0.762cm" svg:y="7.217cm">
          <draw:text-box>
            <text:p>HW – Central Cloud</text:p>
          </draw:text-box>
        </draw:frame>
        <draw:custom-shape draw:style-name="gr17" draw:text-style-name="P2" xml:id="id6" draw:id="id6" draw:layer="layout" svg:width="3.766cm" svg:height="4.877cm" svg:x="1.06cm" svg:y="9.601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.54cm" svg:height="1.89cm" svg:x="1.016cm" svg:y="9.794cm">
          <draw:text-box>
            <text:p text:style-name="P4">CloC <text:line-break/>Agent</text:p>
          </draw:text-box>
        </draw:frame>
        <draw:custom-shape draw:style-name="gr7" draw:text-style-name="P6" draw:layer="layout" svg:width="3.302cm" svg:height="2.032cm" svg:x="1.324cm" svg:y="11.684cm">
          <text:p text:style-name="P1">Distributed<text:line-break/>Registry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24.533cm" svg:y1="13.604cm" svg:x2="2.943cm" svg:y2="14.478cm" draw:start-shape="id5" draw:start-glue-point="2" draw:end-shape="id6" draw:end-glue-point="2" svg:d="M24533 13604v1374h-21590v-500" svg:viewBox="0 0 21591 1375">
          <text:p/>
        </draw:connector>
        <draw:line draw:style-name="gr20" draw:text-style-name="P8" draw:layer="layout" svg:x1="7.366cm" svg:y1="1.27cm" svg:x2="9.652cm" svg:y2="3.556cm">
          <text:p text:style-name="P7">A NODE</text:p>
        </draw:line>
        <draw:frame draw:style-name="gr21" draw:text-style-name="P3" draw:layer="layout" svg:width="16.002cm" svg:height="4.517cm" svg:x="10.414cm" svg:y="-0.508cm">
          <draw:text-box>
            <text:p>Why CloC/Lamp Agent?</text:p>
            <text:p>Torch light to find and identify IoT devices? Verify identity? Register of entities and signing? Proof of function. Two type of <text:span text:style-name="T1">CloC Agent</text:span> (Service discovery), <text:span text:style-name="T1">Torch Agent </text:span>(Find, Identify from own perspective, verify from entities perspective)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>Torch Agent</text:p>
          </draw:text-box>
        </draw:frame>
        <draw:frame presentation:style-name="pr3" draw:text-style-name="P10" draw:layer="layout" svg:width="25.199cm" svg:height="4.189cm" svg:x="1.4cm" svg:y="3.685cm" presentation:class="outline" presentation:user-transformed="true">
          <draw:text-box>
            <text:list text:style-name="L2">
              <text:list-item>
                <text:p>Registration of IoT services at local or closest breakout. With links between IoT device ID and service it exposes?</text:p>
              </text:list-item>
            </text:list>
          </draw:text-box>
        </draw:frame>
        <draw:custom-shape draw:style-name="gr1" draw:text-style-name="P2" xml:id="id9" draw:id="id9" draw:layer="layout" svg:width="4.318cm" svg:height="2.794cm" svg:x="0cm" svg:y="8.382cm">
          <text:p text:style-name="P1">Colon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62cm" svg:height="9.654cm" svg:x="6.858cm" svg:y="8.88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47cm" svg:height="1.673cm" svg:x="7.448cm" svg:y="9.187cm">
          <draw:text-box>
            <text:p>HW – eg Drone</text:p>
          </draw:text-box>
        </draw:frame>
        <draw:custom-shape draw:style-name="gr4" draw:text-style-name="P2" xml:id="id7" draw:id="id7" draw:layer="layout" svg:width="2.952cm" svg:height="2.096cm" svg:x="7.574cm" svg:y="10.983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8.128cm" svg:height="6.797cm" svg:x="10.668cm" svg:y="9.967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3.247cm" svg:height="1.971cm" svg:x="10.526cm" svg:y="10.16cm">
          <draw:text-box>
            <text:p text:style-name="P4">Torch <text:line-break/>Agent</text:p>
          </draw:text-box>
        </draw:frame>
        <draw:custom-shape draw:style-name="gr7" draw:text-style-name="P6" draw:layer="layout" svg:width="3.302cm" svg:height="2.032cm" svg:x="10.922cm" svg:y="12.1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81cm" svg:height="4.318cm" svg:x="14.478cm" svg:y="10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3.302cm" svg:height="2.032cm" svg:x="10.922cm" svg:y="14.478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9.05cm" svg:y1="13.079cm" svg:x2="10.922cm" svg:y2="15.494cm" draw:start-shape="id7" draw:start-glue-point="2" draw:end-shape="id8" draw:end-glue-point="3" svg:d="M9050 13079v2415h1872" svg:viewBox="0 0 1873 2416">
          <text:p/>
        </draw:connector>
        <draw:connector draw:style-name="gr10" draw:text-style-name="P7" draw:layer="layout" svg:x1="4.318cm" svg:y1="9.779cm" svg:x2="7.574cm" svg:y2="12.031cm" draw:start-shape="id9" draw:end-shape="id7" draw:end-glue-point="3" svg:d="M4318 9779h1628v2252h1628" svg:viewBox="0 0 3257 2253">
          <text:p/>
        </draw:connector>
        <draw:custom-shape draw:style-name="gr11" draw:text-style-name="P1" xml:id="id13" draw:id="id13" draw:layer="layout" svg:width="4.826cm" svg:height="9.654cm" svg:x="21.844cm" svg:y="8.88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.247cm" svg:height="2.384cm" svg:x="22.098cm" svg:y="9.249cm">
          <draw:text-box>
            <text:p>HW – Base station</text:p>
          </draw:text-box>
        </draw:frame>
        <draw:custom-shape draw:style-name="gr13" draw:text-style-name="P2" xml:id="id11" draw:id="id11" draw:layer="layout" svg:width="3.766cm" svg:height="6.797cm" svg:x="22.396cm" svg:y="11.633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2.54cm" svg:height="1.89cm" svg:x="22.352cm" svg:y="11.826cm">
          <draw:text-box>
            <text:p text:style-name="P4">Torch Agent</text:p>
          </draw:text-box>
        </draw:frame>
        <draw:custom-shape draw:style-name="gr7" draw:text-style-name="P6" draw:layer="layout" svg:width="3.302cm" svg:height="2.032cm" svg:x="22.66cm" svg:y="13.7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02cm" svg:height="2.032cm" svg:x="14.732cm" svg:y="14.656cm">
          <text:p/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18.796cm" svg:y1="13.365cm" svg:x2="22.396cm" svg:y2="15.031cm" draw:start-shape="id10" draw:start-glue-point="1" draw:end-shape="id11" draw:end-glue-point="3" svg:d="M18796 13365h1800v1666h1800" svg:viewBox="0 0 3601 1667">
          <text:p/>
        </draw:connector>
        <draw:custom-shape draw:style-name="gr16" draw:text-style-name="P1" draw:layer="layout" svg:width="4.826cm" svg:height="8.13cm" svg:x="0.254cm" svg:y="11.682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.247cm" svg:height="2.384cm" svg:x="0.508cm" svg:y="12.043cm">
          <draw:text-box>
            <text:p>HW – Central Cloud</text:p>
          </draw:text-box>
        </draw:frame>
        <draw:custom-shape draw:style-name="gr17" draw:text-style-name="P2" xml:id="id12" draw:id="id12" draw:layer="layout" svg:width="3.766cm" svg:height="4.877cm" svg:x="0.806cm" svg:y="14.427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2.54cm" svg:height="1.89cm" svg:x="0.762cm" svg:y="14.62cm">
          <draw:text-box>
            <text:p text:style-name="P4">Torch <text:line-break/>Agent</text:p>
          </draw:text-box>
        </draw:frame>
        <draw:custom-shape draw:style-name="gr7" draw:text-style-name="P6" draw:layer="layout" svg:width="3.302cm" svg:height="2.032cm" svg:x="1.07cm" svg:y="16.51cm">
          <text:p/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24.279cm" svg:y1="18.43cm" svg:x2="2.689cm" svg:y2="19.304cm" draw:start-shape="id11" draw:start-glue-point="2" draw:end-shape="id12" draw:end-glue-point="2" svg:d="M24279 18430v1374h-21590v-500" svg:viewBox="0 0 21591 1375">
          <text:p/>
        </draw:connector>
        <draw:custom-shape draw:style-name="gr11" draw:text-style-name="P1" xml:id="id14" draw:id="id14" draw:layer="layout" svg:width="4.826cm" svg:height="9.654cm" svg:x="31.496cm" svg:y="4.318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3.247cm" svg:height="3.806cm" svg:x="31.805cm" svg:y="4.826cm">
          <draw:text-box>
            <text:p>HW – Unknown IoT device (Trusted)</text:p>
          </draw:text-box>
        </draw:frame>
        <draw:connector draw:style-name="gr27" draw:text-style-name="P7" draw:layer="layout" svg:x1="26.67cm" svg:y1="13.715cm" svg:x2="31.496cm" svg:y2="9.145cm" draw:start-shape="id13" draw:end-shape="id14" draw:end-glue-point="3" svg:d="M26670 13715h2413v-4570h2413" svg:viewBox="0 0 4827 4571">
          <text:p/>
        </draw:connector>
        <draw:frame draw:style-name="gr28" draw:text-style-name="P3" draw:layer="layout" svg:width="4.572cm" svg:height="1.778cm" svg:x="26.924cm" svg:y="7.112cm">
          <draw:text-box>
            <text:p>Registration<text:line-break/>in torch agent</text:p>
          </draw:text-box>
        </draw:frame>
        <draw:frame draw:style-name="gr29" draw:text-style-name="P3" draw:layer="layout" svg:width="4.572cm" svg:height="6.65cm" svg:x="30.988cm" svg:y="-4.11cm">
          <draw:text-box>
            <text:p>Who is doing registration? Saab, RISE, private person? → BankID? Controls trust in Torch Agent.</text:p>
          </draw:text-box>
        </draw:frame>
        <draw:custom-shape draw:style-name="gr11" draw:text-style-name="P1" draw:layer="layout" svg:width="4.826cm" svg:height="9.654cm" svg:x="23.161cm" svg:y="-7.114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3.247cm" svg:height="3.806cm" svg:x="23.622cm" svg:y="-6.777cm">
          <draw:text-box>
            <text:p>HW – Unknown IoT device (Rogue)</text:p>
          </draw:text-box>
        </draw:fram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0" draw:layer="layout" svg:width="25.199cm" svg:height="13.208cm" svg:x="1.4cm" svg:y="1.27cm" presentation:class="outline" presentation:user-transformed="true">
          <draw:text-box>
            <text:list text:style-name="L2">
              <text:list-item>
                <text:p>Aim for the star and end up on the roof top-Vision</text:p>
                <text:list>
                  <text:list-item>
                    <text:p>Open source (Github repo?)</text:p>
                    <text:list>
                      <text:list-item>
                        <text:p>Security perspective → large community </text:p>
                      </text:list-item>
                      <text:list-item>
                        <text:p>Requirements, </text:p>
                        <text:list>
                          <text:list-item>
                            <text:p>runtime eg 20ms? Or faster?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Extremely lightweight app (webapp?)</text:p>
                    <text:list>
                      <text:list-item>
                        <text:p>Yet store most influential nodes in memory</text:p>
                      </text:list-item>
                    </text:list>
                  </text:list-item>
                  <text:list-item>
                    <text:p>Distributed system for resilience</text:p>
                    <text:list>
                      <text:list-item>
                        <text:p>Local break outs → edge node, (Daniel Olsson) duktig på kubernetes och HW, multi tenant kubernetes (inte normalt men om man ska dela ut resurser, mer kontroll)</text:p>
                      </text:list-item>
                    </text:list>
                  </text:list-item>
                  <text:list-item>
                    <text:p>Extremely cross platform (Ionic?)</text:p>
                    <text:list>
                      <text:list-item>
                        <text:p>RUST, (speed similar to c++, similar feel to python, ownership local → multithreading)</text:p>
                        <text:list>
                          <text:list-item>
                            <text:p>Compiler to target architectures</text:p>
                          </text:list-item>
                        </text:list>
                      </text:list-item>
                      <text:list-item>
                        <text:p>Must be able to run everywhere, eg raspberry pi, smartwatch to large scale data centres</text:p>
                      </text:list-item>
                    </text:list>
                  </text:list-item>
                  <text:list-item>
                    <text:p>Extremely fast look-up of interfaces (Mimick Google? Find “optimal” graph search)</text:p>
                    <text:list>
                      <text:list-item>
                        <text:p>Indexing?</text:p>
                      </text:list-item>
                      <text:list-item>
                        <text:p>Transformer model?</text:p>
                      </text:list-item>
                      <text:list-item>
                        <text:p>6 Degrees of freedom</text:p>
                        <text:list>
                          <text:list-item>
                            <text:p>Each node has to handle search queries of other nodes? If distributed approach</text:p>
                          </text:list-item>
                          <text:list-item>
                            <text:p>Central approach – become better than google!</text:p>
                          </text:list-item>
                        </text:list>
                      </text:list-item>
                      <text:list-item>
                        <text:p>Language models to interpret what a node can do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>First step – Central Simple</text:p>
          </draw:text-box>
        </draw:frame>
        <draw:frame presentation:style-name="pr3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mple webapp (&amp; REST-API?)</text:p>
                <text:list>
                  <text:list-item>
                    <text:p>Login and invite only</text:p>
                  </text:list-item>
                  <text:list-item>
                    <text:p>Register a maximum number of interfaces</text:p>
                    <text:list>
                      <text:list-item>
                        <text:p>Attempt on specifying metadata needed.</text:p>
                      </text:list-item>
                    </text:list>
                  </text:list-item>
                  <text:list-item>
                    <text:p>Database</text:p>
                    <text:list>
                      <text:list-item>
                        <text:p>Search database and display results.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10" draw:layer="layout" svg:width="25.199cm" svg:height="2.629cm" svg:x="1.4cm" svg:y="0.628cm" presentation:class="title">
          <draw:text-box>
            <text:p>Second step – Distributed Simple</text:p>
          </draw:text-box>
        </draw:frame>
        <draw:frame presentation:style-name="pr3" draw:text-style-name="P10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App which is able to run on any device (Ionic?)</text:p>
              </text:list-item>
              <text:list-item>
                <text:p>Easily initiated by ColonyOS for lookups (CLI?)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istributed trust-ledger</text:p>
          </draw:text-box>
        </draw:frame>
        <draw:custom-shape draw:style-name="gr30" draw:text-style-name="P11" draw:layer="layout" svg:width="3.556cm" svg:height="3.048cm" svg:x="5.842cm" svg:y="11.938cm">
          <text:p text:style-name="P7">Performs<text:line-break/>work<text:line-break/>Trust capital <text:line-break/>up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064cm" svg:height="3.048cm" svg:x="9.398cm" svg:y="10.668cm">
          <text:p text:style-name="P7">Trust capital<text:line-break/>goes down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4.318cm" svg:height="2.794cm" svg:x="17.78cm" svg:y="5.842cm">
          <text:p text:style-name="P7">Trust captial<text:line-break/>goes up</text:p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1.938cm" svg:y1="10.668cm" svg:x2="17.78cm" svg:y2="6.858cm">
          <text:p text:style-name="P7">Pays “trust-coins”</text:p>
        </draw:line>
        <draw:custom-shape draw:style-name="gr32" draw:text-style-name="P7" draw:layer="layout" svg:width="4.318cm" svg:height="2.794cm" svg:x="25.654cm" svg:y="8.128cm">
          <text:p text:style-name="P7">Trust captial<text:line-break/>goes up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224cm" svg:y1="12.7cm" svg:x2="20.066cm" svg:y2="8.89cm">
          <text:p text:style-name="P4">Gets “trust-coins” back<text:line-break/>+ interest when node becomes<text:line-break/>established</text:p>
        </draw:line>
        <presentation:notes draw:style-name="dp2">
          <draw:page-thumbnail draw:style-name="gr22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8:05:09.660006206</meta:creation-date>
    <dc:date>2022-06-11T20:57:44.462756494</dc:date>
    <meta:editing-duration>PT1H9M49S</meta:editing-duration>
    <meta:editing-cycles>4</meta:editing-cycles>
    <meta:generator>LibreOffice/6.4.7.2$Linux_X86_64 LibreOffice_project/40$Build-2</meta:generator>
    <meta:document-statistic meta:object-count="104"/>
  </office:meta>
</office:document-meta>
</file>